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31_11-29-49_000.jpg</text:p>
          </table:table-cell>
          <table:table-cell table:style-name="ce19" office:value-type="string">
            <text:p>:m 1*1 RES / JVEMV6 64#86_2 / 『西洋紀聞　（日本思想大系３５　新井白石）』 / 著者=~、松村明、校注 / session-?? / p.14~</text:p>
          </table:table-cell>
          <table:table-cell table:style-name="ce4"/>
          <table:table-cell table:style-name="ce4"/>
          <table:table-cell table:style-name="ce4"/>
          <table:table-cell table:style-name="ce35" table:formula="of:=IF([.E2]=&quot;&quot;;[.C2];CONCATENATE([.C2];&quot; / &quot;;[.E2]))" office:value-type="string" office:string-value=":m 1*1 RES / JVEMV6 64#86_2 / 『西洋紀聞　（日本思想大系３５　新井白石）』 / 著者=~、松村明、校注 / session-?? / p.14~">
            <text:p>:m 1*1 RES / JVEMV6 64#86_2 / 『西洋紀聞　（日本思想大系３５　新井白石）』 / 著者=~、松村明、校注 / session-?? / p.14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31_11-36-10_000.jpg</text:p>
          </table:table-cell>
          <table:table-cell table:style-name="ce8" office:value-type="strin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4"/>
          <table:table-cell table:style-name="ce4"/>
          <table:table-cell table:style-name="ce4" office:value-type="string">
            <text:p>N-35-35-28.930664 E-139-34-49.270019</text:p>
          </table:table-cell>
          <table:table-cell table:style-name="ce35" table:formula="of:=IF([.E3]=&quot;&quot;;[.C3];CONCATENATE([.C3];&quot; / &quot;;[.E3]))" office:value-type="string" office:string-value=":PHOTO 記録 / 経過記録；作ったもの / food=焼酎漬け / material=ニンニク：４玉；liquor=麦焼酎：600ml,time=210131,container=big-medium-jar-at-kitchen / type=~,other=~,id=2021-01-31_11-36-10_000.jp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31_11-52-05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83471 E-139-34-49.105224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31_13-18-00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52136 E-139-34-49.324951</text:p>
          </table:table-cell>
          <table:table-cell table:style-name="ce35" table:formula="of:=IF([.E5]=&quot;&quot;;[.C5];CONCATENATE([.C5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31_15-06-27_000.jpg</text:p>
          </table:table-cell>
          <table:table-cell table:style-name="ce8" office:value-type="string">
            <text:p>:m 1-4*5 RES / JVEMV6 64#85_4 / 『トピカ』 著者=アリストテレス、宮内璋 / p.17? / w:~,topic:~ / N+</text:p>
          </table:table-cell>
          <table:table-cell table:style-name="ce19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m 1-4*5 RES / JVEMV6 64#85_4 / 『トピカ』 著者=アリストテレス、宮内璋 / p.17? / w:~,topic:~ / N+">
            <text:p>:m 1-4*5 RES / JVEMV6 64#85_4 / 『トピカ』 著者=アリストテレス、宮内璋 / p.17? / w:~,topic: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31_15-06-45_000.jpg</text:p>
          </table:table-cell>
          <table:table-cell table:style-name="ce8" office:value-type="string">
            <text:p>:m 5*5 RES / JVEMV6 64#85_4 / 『トピカ』 著者=アリストテレス、宮内璋 / p.17? / w:~,topic:立論；命題；問題 / N+</text:p>
          </table:table-cell>
          <table:table-cell table:style-name="ce17"/>
          <table:table-cell table:style-name="ce4"/>
          <table:table-cell table:style-name="ce4"/>
          <table:table-cell table:style-name="ce35" table:formula="of:=IF([.E7]=&quot;&quot;;[.C7];CONCATENATE([.C7];&quot; / &quot;;[.E7]))" office:value-type="string" office:string-value=":m 5*5 RES / JVEMV6 64#85_4 / 『トピカ』 著者=アリストテレス、宮内璋 / p.17? / w:~,topic:立論；命題；問題 / N+">
            <text:p>:m 5*5 RES / JVEMV6 64#85_4 / 『トピカ』 著者=アリストテレス、宮内璋 / p.17? / w:~,topic:立論；命題；問題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31_15-08-02_000.jpg</text:p>
          </table:table-cell>
          <table:table-cell table:style-name="ce19" office:value-type="string">
            <text:p>:m 1*1 RES / JVEMV6 64#86_2 / 『西洋紀聞　（日本思想大系３５　新井白石）』 / 著者=~、松村明、校注 / session-?? / p.12~</text:p>
          </table:table-cell>
          <table:table-cell table:style-name="ce20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m 1*1 RES / JVEMV6 64#86_2 / 『西洋紀聞　（日本思想大系３５　新井白石）』 / 著者=~、松村明、校注 / session-?? / p.12~">
            <text:p>:m 1*1 RES / JVEMV6 64#86_2 / 『西洋紀聞　（日本思想大系３５　新井白石）』 / 著者=~、松村明、校注 / session-?? / p.12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31_15-08-18_000.jpg</text:p>
          </table:table-cell>
          <table:table-cell table:style-name="ce19" office:value-type="string">
            <text:p>:m 1*1 RES / JVEMV6 64#84_1 / 『妙好人伝　（日本思想大系５７　近世仏教の思想）』 / 著者=~ / session-?? / p.151~</text:p>
          </table:table-cell>
          <table:table-cell table:style-name="ce19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m 1*1 RES / JVEMV6 64#84_1 / 『妙好人伝　（日本思想大系５７　近世仏教の思想）』 / 著者=~ / session-?? / p.151~">
            <text:p>:m 1*1 RES / JVEMV6 64#84_1 / 『妙好人伝　（日本思想大系５７　近世仏教の思想）』 / 著者=~ / session-?? / p.151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31_15-47-54_000.jpg</text:p>
          </table:table-cell>
          <table:table-cell table:style-name="ce20" office:value-type="string">
            <text:p>:m :th 1-2*2 / 考えたこと / 吉村知事の記者会見をみて：「大阪は高齢化率…」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10]=&quot;&quot;;[.C10];CONCATENATE([.C10];&quot; / &quot;;[.E10]))" office:value-type="string" office:string-value=":m :th 1-2*2 / 考えたこと / 吉村知事の記者会見をみて：「大阪は高齢化率…」">
            <text:p>:m :th 1-2*2 / 考えたこと / 吉村知事の記者会見をみて：「大阪は高齢化率…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31_16-52-19_000.jpg</text:p>
          </table:table-cell>
          <table:table-cell table:style-name="ce8" office:value-type="string">
            <text:p>:bookmemo 1*1 / ページメモ / 『存亡の条件』 / 著者=山本七平 / session-?? / p.28~</text:p>
          </table:table-cell>
          <table:table-cell table:style-name="ce17"/>
          <table:table-cell table:style-name="ce4"/>
          <table:table-cell table:style-name="ce4" office:value-type="string">
            <text:p>N-35-35-28.697204 E-139-34-49.215087</text:p>
          </table:table-cell>
          <table:table-cell table:style-name="ce35" table:formula="of:=IF([.E11]=&quot;&quot;;[.C11];CONCATENATE([.C11];&quot; / &quot;;[.E11]))" office:value-type="string" office:string-value=":bookmemo 1*1 / ページメモ / 『存亡の条件』 / 著者=山本七平 / session-?? / p.28~">
            <text:p>:bookmemo 1*1 / ページメモ / 『存亡の条件』 / 著者=山本七平 / session-?? / p.28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31_17-30-17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20"/>
          <table:table-cell table:style-name="ce4"/>
          <table:table-cell table:style-name="ce4" office:value-type="string">
            <text:p>N-35-35-28.738403 E-139-34-49.270019</text:p>
          </table:table-cell>
          <table:table-cell table:style-name="ce35" table:formula="of:=IF([.E12]=&quot;&quot;;[.C12];CONCATENATE([.C12];&quot; / &quot;;[.E1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31_19-09-08_000.jpg</text:p>
          </table:table-cell>
          <table:table-cell table:style-name="ce8" office:value-type="string">
            <text:p>:m :篠笛,shinobue 1*1 / session-memo / s.1:genr=demo,for=２重奏用,score+,memo~,key=~,R=1,other=~ \\\ s.2:genr=習作,score+</text:p>
          </table:table-cell>
          <table:table-cell table:style-name="ce19"/>
          <table:table-cell table:style-name="ce4"/>
          <table:table-cell table:style-name="ce4" office:value-type="string">
            <text:p>N-35-35-28.408813 E-139-34-49.764404</text:p>
          </table:table-cell>
          <table:table-cell table:style-name="ce35" table:formula="of:=IF([.E13]=&quot;&quot;;[.C13];CONCATENATE([.C13];&quot; / &quot;;[.E13]))" office:value-type="string" office:string-value=":m :篠笛,shinobue 1*1 / session-memo / s.1:genr=demo,for=２重奏用,score+,memo~,key=~,R=1,other=~ \\\ s.2:genr=習作,score+">
            <text:p>:m :篠笛,shinobue 1*1 / session-memo / s.1:genr=demo,for=２重奏用,score+,memo~,key=~,R=1,other=~ \\\ s.2:genr=習作,score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31_19-53-23_000.jpg</text:p>
          </table:table-cell>
          <table:table-cell table:style-name="ce8" office:value-type="string">
            <text:p>:PHOTO 面白いもの / @宮前平公園北側路上 / 記録用 / 東の空、月 / 満月ではないが、大きく見える / N-35-35-15.705871 E-139-34-51.192626</text:p>
          </table:table-cell>
          <table:table-cell table:style-name="ce17"/>
          <table:table-cell table:style-name="ce4" table:formula="of:=[.F14]" office:value-type="string" office:string-value="N-35-35-15.705871 E-139-34-51.192626">
            <text:p>N-35-35-15.705871 E-139-34-51.192626</text:p>
          </table:table-cell>
          <table:table-cell table:style-name="ce4" office:value-type="string">
            <text:p>N-35-35-15.705871 E-139-34-51.192626</text:p>
          </table:table-cell>
          <table:table-cell table:style-name="ce35" table:formula="of:=IF([.E14]=&quot;&quot;;[.C14];CONCATENATE([.C14];&quot; / &quot;;[.E14]))" office:value-type="string" office:string-value=":PHOTO 面白いもの / @宮前平公園北側路上 / 記録用 / 東の空、月 / 満月ではないが、大きく見える / N-35-35-15.705871 E-139-34-51.192626 / N-35-35-15.705871 E-139-34-51.192626">
            <text:p>:PHOTO 面白いもの / @宮前平公園北側路上 / 記録用 / 東の空、月 / 満月ではないが、大きく見える / N-35-35-15.705871 E-139-34-51.192626 / N-35-35-15.705871 E-139-34-51.19262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31_19-53-29_000.jpg</text:p>
          </table:table-cell>
          <table:table-cell table:style-name="ce8" office:value-type="string">
            <text:p>:PHOTO 面白いもの / @宮前平公園北側路上 / 記録用 / 東の空、月 / 満月ではないが、大きく見える / N-35-35-17.491149 E-139-34-50.808105</text:p>
          </table:table-cell>
          <table:table-cell table:style-name="ce20"/>
          <table:table-cell table:style-name="ce4" table:formula="of:=[.F15]" office:value-type="string" office:string-value="N-35-35-17.491149 E-139-34-50.808105">
            <text:p>N-35-35-17.491149 E-139-34-50.808105</text:p>
          </table:table-cell>
          <table:table-cell table:style-name="ce4" office:value-type="string">
            <text:p>N-35-35-17.491149 E-139-34-50.808105</text:p>
          </table:table-cell>
          <table:table-cell table:style-name="ce35" table:formula="of:=IF([.E15]=&quot;&quot;;[.C15];CONCATENATE([.C15];&quot; / &quot;;[.E15]))" office:value-type="string" office:string-value=":PHOTO 面白いもの / @宮前平公園北側路上 / 記録用 / 東の空、月 / 満月ではないが、大きく見える / N-35-35-17.491149 E-139-34-50.808105 / N-35-35-17.491149 E-139-34-50.808105">
            <text:p>:PHOTO 面白いもの / @宮前平公園北側路上 / 記録用 / 東の空、月 / 満月ではないが、大きく見える / N-35-35-17.491149 E-139-34-50.808105 / N-35-35-17.491149 E-139-34-50.80810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31_19-53-32_000.jpg</text:p>
          </table:table-cell>
          <table:table-cell table:style-name="ce8" office:value-type="string">
            <text:p>:PHOTO 面白いもの / @宮前平公園北側路上 / 記録用 / 東の空、月 / 満月ではないが、大きく見える / N-35-35-17.0 E-139-34-50.0</text:p>
          </table:table-cell>
          <table:table-cell table:style-name="ce20"/>
          <table:table-cell table:style-name="ce4" table:formula="of:=[.F16]" office:value-type="string" office:string-value="N-35-35-17.0 E-139-34-50.0">
            <text:p>N-35-35-17.0 E-139-34-50.0</text:p>
          </table:table-cell>
          <table:table-cell table:style-name="ce4" office:value-type="string">
            <text:p>N-35-35-17.0 E-139-34-50.0</text:p>
          </table:table-cell>
          <table:table-cell table:style-name="ce35" table:formula="of:=IF([.E16]=&quot;&quot;;[.C16];CONCATENATE([.C16];&quot; / &quot;;[.E16]))" office:value-type="string" office:string-value=":PHOTO 面白いもの / @宮前平公園北側路上 / 記録用 / 東の空、月 / 満月ではないが、大きく見える / N-35-35-17.0 E-139-34-50.0 / N-35-35-17.0 E-139-34-50.0">
            <text:p>:PHOTO 面白いもの / @宮前平公園北側路上 / 記録用 / 東の空、月 / 満月ではないが、大きく見える / N-35-35-17.0 E-139-34-50.0 / N-35-35-17.0 E-139-34-50.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31_19-54-01_000.jpg</text:p>
          </table:table-cell>
          <table:table-cell table:style-name="ce8" office:value-type="string">
            <text:p>:PHOTO 面白いもの / @宮前平公園北側路上 / 記録用 / 東の空、月 / 満月ではないが、大きく見える / N-35-35-17.436218 E-139-34-50.863037</text:p>
          </table:table-cell>
          <table:table-cell table:style-name="ce17"/>
          <table:table-cell table:style-name="ce4" table:formula="of:=[.F17]" office:value-type="string" office:string-value="N-35-35-17.436218 E-139-34-50.863037">
            <text:p>N-35-35-17.436218 E-139-34-50.863037</text:p>
          </table:table-cell>
          <table:table-cell table:style-name="ce4" office:value-type="string">
            <text:p>N-35-35-17.436218 E-139-34-50.863037</text:p>
          </table:table-cell>
          <table:table-cell table:style-name="ce35" table:formula="of:=IF([.E17]=&quot;&quot;;[.C17];CONCATENATE([.C17];&quot; / &quot;;[.E17]))" office:value-type="string" office:string-value=":PHOTO 面白いもの / @宮前平公園北側路上 / 記録用 / 東の空、月 / 満月ではないが、大きく見える / N-35-35-17.436218 E-139-34-50.863037 / N-35-35-17.436218 E-139-34-50.863037">
            <text:p>:PHOTO 面白いもの / @宮前平公園北側路上 / 記録用 / 東の空、月 / 満月ではないが、大きく見える / N-35-35-17.436218 E-139-34-50.863037 / N-35-35-17.436218 E-139-34-50.86303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31_19-54-22_000.jpg</text:p>
          </table:table-cell>
          <table:table-cell table:style-name="ce8" office:value-type="string">
            <text:p>:PHOTO 面白いもの / @宮前平公園北側路上 / 記録用 / 東の空、月 / 満月ではないが、大きく見える / N-35-35-16.9281 E-139-34-51.247558</text:p>
          </table:table-cell>
          <table:table-cell table:style-name="ce20"/>
          <table:table-cell table:style-name="ce4" table:formula="of:=[.F18]" office:value-type="string" office:string-value="N-35-35-16.9281 E-139-34-51.247558">
            <text:p>N-35-35-16.9281 E-139-34-51.247558</text:p>
          </table:table-cell>
          <table:table-cell table:style-name="ce4" office:value-type="string">
            <text:p>N-35-35-16.9281 E-139-34-51.247558</text:p>
          </table:table-cell>
          <table:table-cell table:style-name="ce35" table:formula="of:=IF([.E18]=&quot;&quot;;[.C18];CONCATENATE([.C18];&quot; / &quot;;[.E18]))" office:value-type="string" office:string-value=":PHOTO 面白いもの / @宮前平公園北側路上 / 記録用 / 東の空、月 / 満月ではないが、大きく見える / N-35-35-16.9281 E-139-34-51.247558 / N-35-35-16.9281 E-139-34-51.247558">
            <text:p>:PHOTO 面白いもの / @宮前平公園北側路上 / 記録用 / 東の空、月 / 満月ではないが、大きく見える / N-35-35-16.9281 E-139-34-51.247558 / N-35-35-16.9281 E-139-34-51.24755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31_20-59-40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5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2-01_00-56-33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5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2-01_11-26-25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5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2-01_13-20-44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7"/>
          <table:table-cell table:style-name="ce4"/>
          <table:table-cell table:style-name="ce4" office:value-type="string">
            <text:p>N-35-35-28.72467 E-139-34-49.215087</text:p>
          </table:table-cell>
          <table:table-cell table:style-name="ce35" table:formula="of:=IF([.E22]=&quot;&quot;;[.C22];CONCATENATE([.C22];&quot; / &quot;;[.E2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2-01_13-52-47_000.jpg</text:p>
          </table:table-cell>
          <table:table-cell table:style-name="ce8" office:value-type="strin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24"/>
          <table:table-cell table:style-name="ce4"/>
          <table:table-cell table:style-name="ce4" office:value-type="string">
            <text:p>N-35-35-29.342651 E-139-34-49.434814</text:p>
          </table:table-cell>
          <table:table-cell table:style-name="ce35" table:formula="of:=IF([.E23]=&quot;&quot;;[.C23];CONCATENATE([.C23];&quot; / &quot;;[.E23]))" office:value-type="string" office:string-value=":PHOTO 記録 / 経過記録；作ったもの / food=焼酎漬け / material=ニンニク：４玉；liquor=麦焼酎：600ml,time=210131,container=big-medium-jar-at-kitchen / type=~,other=~,id=2021-01-31_11-36-10_000.jp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2-01_14-22-22_000.jpg</text:p>
          </table:table-cell>
          <table:table-cell table:style-name="ce19" office:value-type="string">
            <text:p>:m :lets / action activity / やること / research,contnet=解明：妙好人たちの世界：支えている公理系、は何か</text:p>
          </table:table-cell>
          <table:table-cell table:style-name="ce18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24]=&quot;&quot;;[.C24];CONCATENATE([.C24];&quot; / &quot;;[.E24]))" office:value-type="string" office:string-value=":m :lets / action activity / やること / research,contnet=解明：妙好人たちの世界：支えている公理系、は何か">
            <text:p>:m :lets / action activity / やること / research,contnet=解明：妙好人たちの世界：支えている公理系、は何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31_17-54-59_000.mp4</text:p>
          </table:table-cell>
          <table:table-cell table:style-name="ce8" office:value-type="string">
            <text:p>:VIDEO / @自室 / 記録 / jap.flute / 演奏、play / f-2021-0131-1 / genr=demo:for-duet</text:p>
          </table:table-cell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VIDEO / @自室 / 記録 / jap.flute / 演奏、play / f-2021-0131-1 / genr=demo:for-duet">
            <text:p>:VIDEO / @自室 / 記録 / jap.flute / 演奏、play / f-2021-0131-1 / genr=demo:for-duet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31_18-26-04_000.mp4</text:p>
          </table:table-cell>
          <table:table-cell table:style-name="ce8" office:value-type="string">
            <text:p>:VIDEO / @自室 / 記録 / jap.flute / 演奏、play / f-2021-0131-2 / genr=f-N:composition-relay-18,key=~,R=1</text:p>
          </table:table-cell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VIDEO / @自室 / 記録 / jap.flute / 演奏、play / f-2021-0131-2 / genr=f-N:composition-relay-18,key=~,R=1">
            <text:p>:VIDEO / @自室 / 記録 / jap.flute / 演奏、play / f-2021-0131-2 / genr=f-N:composition-relay-18,key=~,R=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31_19-30-30_000.mid</text:p>
          </table:table-cell>
          <table:table-cell table:style-name="ce8" office:value-type="string">
            <text:p>:in-mid / app=perfect-piano / 演奏、play / id-2021-0131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string" office:string-value=":in-mid / app=perfect-piano / 演奏、play / id-2021-0131-1 / category=melody,inst=~,for=~,genre=~">
            <text:p>:in-mid / app=perfect-piano / 演奏、play / id-2021-0131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3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3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1">2021/02/01</text:date>, <text:time>15:3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1T15:36:56.10</dc:date>
    <dc:creator>iwabuchi ken</dc:creator>
    <meta:editing-duration>P30DT20H33M5S</meta:editing-duration>
    <meta:editing-cycles>11512</meta:editing-cycles>
    <meta:document-statistic meta:table-count="1" meta:cell-count="491" meta:object-count="0"/>
  </office:meta>
</office:document-meta>
</file>